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3.722cm" style:use-optimal-column-width="false"/>
    </style:style>
    <style:style style:name="co2" style:family="table-column">
      <style:table-column-properties style:column-width="6.543cm" style:use-optimal-column-width="false"/>
    </style:style>
    <style:style style:name="co3" style:family="table-column">
      <style:table-column-properties style:column-width="3.642cm" style:use-optimal-column-width="false"/>
    </style:style>
    <style:style style:name="co4" style:family="table-column">
      <style:table-column-properties style:column-width="6.626cm" style:use-optimal-column-width="false"/>
    </style:style>
    <style:style style:name="co5" style:family="table-column">
      <style:table-column-properties style:column-width="3.798cm" style:use-optimal-column-width="false"/>
    </style:style>
    <style:style style:name="co6" style:family="table-column">
      <style:table-column-properties style:column-width="6.469cm" style:use-optimal-column-width="false"/>
    </style:style>
    <style:style style:name="co7" style:family="table-column">
      <style:table-column-properties style:column-width="3.704cm" style:use-optimal-column-width="false"/>
    </style:style>
    <style:style style:name="co8" style:family="table-column">
      <style:table-column-properties style:column-width="6.56cm" style:use-optimal-column-width="false"/>
    </style:style>
    <style:style style:name="co9" style:family="table-column">
      <style:table-column-properties style:column-width="3.512cm" style:use-optimal-column-width="false"/>
    </style:style>
    <style:style style:name="co10" style:family="table-column">
      <style:table-column-properties style:column-width="4.737cm" style:use-optimal-column-width="false"/>
    </style:style>
    <style:style style:name="co11" style:family="table-column">
      <style:table-column-properties style:column-width="3.402cm" style:use-optimal-column-width="false"/>
    </style:style>
    <style:style style:name="co12" style:family="table-column">
      <style:table-column-properties style:column-width="4.849cm" style:use-optimal-column-width="false"/>
    </style:style>
    <style:style style:name="co13" style:family="table-column">
      <style:table-column-properties style:column-width="3.241cm" style:use-optimal-column-width="false"/>
    </style:style>
    <style:style style:name="co14" style:family="table-column">
      <style:table-column-properties style:column-width="5.007cm" style:use-optimal-column-width="false"/>
    </style:style>
    <style:style style:name="co15" style:family="table-column">
      <style:table-column-properties style:column-width="3.413cm" style:use-optimal-column-width="false"/>
    </style:style>
    <style:style style:name="co16" style:family="table-column">
      <style:table-column-properties style:column-width="4.837cm" style:use-optimal-column-width="false"/>
    </style:style>
    <style:style style:name="co17" style:family="table-column">
      <style:table-column-properties style:column-width="3.252cm" style:use-optimal-column-width="false"/>
    </style:style>
    <style:style style:name="co18" style:family="table-column">
      <style:table-column-properties style:column-width="4.999cm" style:use-optimal-column-width="false"/>
    </style:style>
    <style:style style:name="co19" style:family="table-column">
      <style:table-column-properties style:column-width="3.278cm" style:use-optimal-column-width="false"/>
    </style:style>
    <style:style style:name="co20" style:family="table-column">
      <style:table-column-properties style:column-width="4.976cm" style:use-optimal-column-width="false"/>
    </style:style>
    <style:style style:name="co21" style:family="table-column">
      <style:table-column-properties style:column-width="3.407cm" style:use-optimal-column-width="false"/>
    </style:style>
    <style:style style:name="co22" style:family="table-column">
      <style:table-column-properties style:column-width="4.847cm" style:use-optimal-column-width="false"/>
    </style:style>
    <style:style style:name="co23" style:family="table-column">
      <style:table-column-properties style:column-width="3.298cm" style:use-optimal-column-width="false"/>
    </style:style>
    <style:style style:name="co24" style:family="table-column">
      <style:table-column-properties style:column-width="4.95cm" style:use-optimal-column-width="false"/>
    </style:style>
    <style:style style:name="ro1" style:family="table-row">
      <style:table-row-properties style:row-height="0.735cm"/>
    </style:style>
    <style:style style:name="ro2" style:family="table-row">
      <style:table-row-properties style:row-height="1.209cm"/>
    </style:style>
    <style:style style:name="ro3" style:family="table-row">
      <style:table-row-properties style:row-height="0.878cm"/>
    </style:style>
    <style:style style:name="ro4" style:family="table-row">
      <style:table-row-properties style:row-height="2.013cm"/>
    </style:style>
    <style:style style:name="ro5" style:family="table-row">
      <style:table-row-properties style:row-height="0.745cm"/>
    </style:style>
    <style:style style:name="ro6" style:family="table-row">
      <style:table-row-properties style:row-height="0.754cm"/>
    </style:style>
    <style:style style:name="ro7" style:family="table-row">
      <style:table-row-properties style:row-height="0.822cm"/>
    </style:style>
    <style:style style:name="ro8" style:family="table-row">
      <style:table-row-properties style:row-height="0.6cm"/>
    </style:style>
    <style:style style:name="ro9" style:family="table-row">
      <style:table-row-properties style:row-height="0.737cm"/>
    </style:style>
    <style:style style:name="ro10" style:family="table-row">
      <style:table-row-properties style:row-height="0.739cm"/>
    </style:style>
    <style:style style:name="ce1" style:family="table-cell">
      <style:text-properties fo:font-size="12pt" style:font-size-asian="18pt" style:font-size-complex="18pt"/>
    </style:style>
    <style:style style:name="P1" style:family="paragraph">
      <style:text-properties fo:font-size="12pt" style:font-size-asian="18pt" style:font-size-complex="18pt"/>
    </style:style>
    <style:style style:name="P2" style:family="paragraph"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0.264cm" svg:height="2.678cm" svg:x="1.805cm" svg:y="17.10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1">Name</text:p>
              </table:table-cell>
              <table:table-cell>
                <text:p text:style-name="P1">Hummingbird</text:p>
              </table:table-cell>
            </table:table-row>
            <table:table-row table:style-name="ro2" table:default-cell-style-name="gray2">
              <table:table-cell>
                <text:p text:style-name="P1">Topics</text:p>
              </table:table-cell>
              <table:table-cell>
                <text:p text:style-name="P1">CDO – Processes</text:p>
                <text:p text:style-name="P1">Technical Quality checks</text:p>
              </table:table-cell>
            </table:table-row>
            <table:table-row table:style-name="ro1" table:default-cell-style-name="gray1">
              <table:table-cell>
                <text:p text:style-name="P1">Requiremets</text:p>
              </table:table-cell>
              <table:table-cell>
                <text:p text:style-name="P1">cdo,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267cm" svg:height="3.635cm" svg:x="1.441cm" svg:y="5.04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1">Name</text:p>
              </table:table-cell>
              <table:table-cell>
                <text:p text:style-name="P1">Flyingpigeon</text:p>
              </table:table-cell>
            </table:table-row>
            <table:table-row table:style-name="ro4" table:default-cell-style-name="ce1">
              <table:table-cell>
                <text:p text:style-name="P1">Topics</text:p>
              </table:table-cell>
              <table:table-cell>
                <text:p text:style-name="P1">netCDF manipulation</text:p>
                <text:p text:style-name="P1">Climate Impact,</text:p>
                <text:p text:style-name="P1">Extrem event assessment</text:p>
              </table:table-cell>
            </table:table-row>
            <table:table-row table:style-name="ro5" table:default-cell-style-name="ce1">
              <table:table-cell>
                <text:p text:style-name="P1">Requiremets</text:p>
              </table:table-cell>
              <table:table-cell>
                <text:p text:style-name="P1">Ocgis,R, CASTF90,cdo,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0.266cm" svg:height="2.678cm" svg:x="1.441cm" svg:y="0.88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gray3">
              <table:table-cell>
                <text:p text:style-name="P1">Name</text:p>
              </table:table-cell>
              <table:table-cell>
                <text:p text:style-name="P1">Malleefowl</text:p>
              </table:table-cell>
            </table:table-row>
            <table:table-row table:style-name="ro2" table:default-cell-style-name="gray2">
              <table:table-cell>
                <text:p text:style-name="P1">Topics</text:p>
              </table:table-cell>
              <table:table-cell>
                <text:p text:style-name="P1">ESFG search </text:p>
                <text:p text:style-name="P1">Data fetch</text:p>
              </table:table-cell>
            </table:table-row>
            <table:table-row table:style-name="ro1" table:default-cell-style-name="gray1">
              <table:table-cell>
                <text:p text:style-name="P1">Requiremets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0.263cm" svg:height="2.204cm" svg:x="1.657cm" svg:y="24.577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1">Name</text:p>
              </table:table-cell>
              <table:table-cell>
                <text:p text:style-name="P1">Dodrio</text:p>
              </table:table-cell>
            </table:table-row>
            <table:table-row table:style-name="ro1">
              <table:table-cell table:style-name="gray2">
                <text:p text:style-name="P1">Topics</text:p>
              </table:table-cell>
              <table:table-cell table:style-name="ce1">
                <text:p text:style-name="P2"><text:span text:style-name="T1">Data upload KIT</text:span></text:p>
              </table:table-cell>
            </table:table-row>
            <table:table-row table:style-name="ro1" table:default-cell-style-name="gray1">
              <table:table-cell>
                <text:p text:style-name="P1">Requiremets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8.248cm" svg:height="2.678cm" svg:x="16.752cm" svg:y="0.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 table:default-cell-style-name="ce1">
              <table:table-cell>
                <text:p text:style-name="P1">Name</text:p>
              </table:table-cell>
              <table:table-cell>
                <text:p text:style-name="P1">Malleefowl</text:p>
              </table:table-cell>
            </table:table-row>
            <table:table-row table:style-name="ro2" table:default-cell-style-name="ce1">
              <table:table-cell>
                <text:p text:style-name="P1">Topics</text:p>
              </table:table-cell>
              <table:table-cell>
                <text:p text:style-name="P1">ESFG search </text:p>
                <text:p text:style-name="P1">Data fetch</text:p>
              </table:table-cell>
            </table:table-row>
            <table:table-row table:style-name="ro1" table:default-cell-style-name="ce1">
              <table:table-cell>
                <text:p text:style-name="P1">Requiremets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8.25cm" svg:height="2.204cm" svg:x="16.482cm" svg:y="3.666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" table:default-cell-style-name="ce1">
              <table:table-cell>
                <text:p text:style-name="P1">Name</text:p>
              </table:table-cell>
              <table:table-cell>
                <text:p text:style-name="P1">???</text:p>
              </table:table-cell>
            </table:table-row>
            <table:table-row table:style-name="ro1" table:default-cell-style-name="ce1">
              <table:table-cell>
                <text:p text:style-name="P1">Topics</text:p>
              </table:table-cell>
              <table:table-cell>
                <text:p text:style-name="P1">netCDF manipulation</text:p>
              </table:table-cell>
            </table:table-row>
            <table:table-row table:style-name="ro1" table:default-cell-style-name="ce1">
              <table:table-cell>
                <text:p text:style-name="P1">Requiremets</text:p>
              </table:table-cell>
              <table:table-cell>
                <text:p text:style-name="P1">ocgis, 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8.247cm" svg:height="2.31cm" svg:x="16.6cm" svg:y="15.617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6" table:default-cell-style-name="gray3">
              <table:table-cell>
                <text:p text:style-name="P1">Name</text:p>
              </table:table-cell>
              <table:table-cell>
                <text:p text:style-name="P1">Hummingbird</text:p>
              </table:table-cell>
            </table:table-row>
            <table:table-row table:style-name="ro7" table:default-cell-style-name="gray2">
              <table:table-cell>
                <text:p text:style-name="P1">Topics</text:p>
              </table:table-cell>
              <table:table-cell>
                <text:p text:style-name="P1">CDO – Processes</text:p>
              </table:table-cell>
            </table:table-row>
            <table:table-row table:style-name="ro8" table:default-cell-style-name="gray1">
              <table:table-cell>
                <text:p text:style-name="P1">Requiremets</text:p>
              </table:table-cell>
              <table:table-cell>
                <text:p text:style-name="P1">cdo,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8.249cm" svg:height="2.699cm" svg:x="16.636cm" svg:y="18.254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6" table:default-cell-style-name="gray3">
              <table:table-cell>
                <text:p text:style-name="P1">Name</text:p>
              </table:table-cell>
              <table:table-cell>
                <text:p text:style-name="P1">???</text:p>
              </table:table-cell>
            </table:table-row>
            <table:table-row table:style-name="ro7" table:default-cell-style-name="gray2">
              <table:table-cell>
                <text:p text:style-name="P1">Topics</text:p>
              </table:table-cell>
              <table:table-cell>
                <text:p text:style-name="P1">Technical Quality Checks</text:p>
              </table:table-cell>
            </table:table-row>
            <table:table-row table:style-name="ro9" table:default-cell-style-name="gray1">
              <table:table-cell>
                <text:p text:style-name="P1">Requiremets</text:p>
              </table:table-cell>
              <table:table-cell/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8.25cm" svg:height="2.312cm" svg:x="16.637cm" svg:y="21.25cm">
          <table:table table:template-name="default" table:use-first-row-styles="true" table:use-banding-rows-styles="true">
            <table:table-column table:style-name="co17"/>
            <table:table-column table:style-name="co18"/>
            <table:table-row table:style-name="ro6" table:default-cell-style-name="gray3">
              <table:table-cell>
                <text:p text:style-name="P1">Name</text:p>
              </table:table-cell>
              <table:table-cell>
                <text:p text:style-name="P1">???</text:p>
              </table:table-cell>
            </table:table-row>
            <table:table-row table:style-name="ro7" table:default-cell-style-name="gray2">
              <table:table-cell>
                <text:p text:style-name="P1">Topics</text:p>
              </table:table-cell>
              <table:table-cell>
                <text:p text:style-name="P1">ESMValTool</text:p>
              </table:table-cell>
            </table:table-row>
            <table:table-row table:style-name="ro9" table:default-cell-style-name="gray1">
              <table:table-cell>
                <text:p text:style-name="P1">Requiremets</text:p>
              </table:table-cell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8.253cm" svg:height="2.206cm" svg:x="16.441cm" svg:y="6.332cm">
          <table:table table:template-name="default" table:use-first-row-styles="true" table:use-banding-rows-styles="true">
            <table:table-column table:style-name="co19"/>
            <table:table-column table:style-name="co20"/>
            <table:table-row table:style-name="ro1" table:default-cell-style-name="ce1">
              <table:table-cell>
                <text:p text:style-name="P1">Name</text:p>
              </table:table-cell>
              <table:table-cell>
                <text:p text:style-name="P1">???</text:p>
              </table:table-cell>
            </table:table-row>
            <table:table-row table:style-name="ro1" table:default-cell-style-name="ce1">
              <table:table-cell>
                <text:p text:style-name="P1">Topics</text:p>
              </table:table-cell>
              <table:table-cell>
                <text:p text:style-name="P1">Climate Impact </text:p>
              </table:table-cell>
            </table:table-row>
            <table:table-row table:style-name="ro9" table:default-cell-style-name="ce1">
              <table:table-cell>
                <text:p text:style-name="P1">Requiremets</text:p>
              </table:table-cell>
              <table:table-cell>
                <text:p text:style-name="P1">ocgis, 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8.253cm" svg:height="2.68cm" svg:x="16.353cm" svg:y="8.92cm">
          <table:table table:template-name="default" table:use-first-row-styles="true" table:use-banding-rows-styles="true">
            <table:table-column table:style-name="co21"/>
            <table:table-column table:style-name="co22"/>
            <table:table-row table:style-name="ro1" table:default-cell-style-name="ce1">
              <table:table-cell>
                <text:p text:style-name="P1">Name</text:p>
              </table:table-cell>
              <table:table-cell>
                <text:p text:style-name="P1">???</text:p>
              </table:table-cell>
            </table:table-row>
            <table:table-row table:style-name="ro1" table:default-cell-style-name="ce1">
              <table:table-cell>
                <text:p text:style-name="P1">Topics</text:p>
              </table:table-cell>
              <table:table-cell>
                <text:p text:style-name="P1">Extrem Event Assessment</text:p>
              </table:table-cell>
            </table:table-row>
            <table:table-row table:style-name="ro9" table:default-cell-style-name="ce1">
              <table:table-cell>
                <text:p text:style-name="P1">Requiremets</text:p>
              </table:table-cell>
              <table:table-cell>
                <text:p text:style-name="P1">ocgis, 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8.247cm" svg:height="2.206cm" svg:x="16.633cm" svg:y="24.461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1" table:default-cell-style-name="ce1">
              <table:table-cell>
                <text:p text:style-name="P1">Name</text:p>
              </table:table-cell>
              <table:table-cell>
                <text:p text:style-name="P1">Dodrio</text:p>
              </table:table-cell>
            </table:table-row>
            <table:table-row table:style-name="ro1">
              <table:table-cell table:style-name="gray2">
                <text:p text:style-name="P1">Topics</text:p>
              </table:table-cell>
              <table:table-cell table:style-name="ce1">
                <text:p text:style-name="P2"><text:span text:style-name="T1">Data upload KIT</text:span></text:p>
              </table:table-cell>
            </table:table-row>
            <table:table-row table:style-name="ro9" table:default-cell-style-name="gray1">
              <table:table-cell>
                <text:p text:style-name="P1">Requiremets</text:p>
              </table:table-cell>
              <table:table-cell/>
            </table:table-row>
          </table:table>
          <draw:image xlink:href="Pictures/TablePreview12.svm" xlink:type="simple" xlink:show="embed" xlink:actuate="onLoad"/>
        </draw:frame>
        <draw:line draw:style-name="gr1" draw:text-style-name="P3" draw:layer="layout" svg:x1="11.907cm" svg:y1="2.2cm" svg:x2="16.6cm" svg:y2="1.8cm">
          <text:p/>
        </draw:line>
        <draw:line draw:style-name="gr1" draw:text-style-name="P3" draw:layer="layout" svg:x1="11.794cm" svg:y1="5.58cm" svg:x2="16.487cm" svg:y2="5.18cm">
          <text:p/>
        </draw:line>
        <draw:line draw:style-name="gr1" draw:text-style-name="P3" draw:layer="layout" svg:x1="11.77cm" svg:y1="5.694cm" svg:x2="16.111cm" svg:y2="7.366cm">
          <text:p/>
        </draw:line>
        <draw:line draw:style-name="gr1" draw:text-style-name="P3" draw:layer="layout" svg:x1="11.77cm" svg:y1="5.894cm" svg:x2="16.111cm" svg:y2="10.166cm">
          <text:p/>
        </draw:line>
        <draw:line draw:style-name="gr1" draw:text-style-name="P3" draw:layer="layout" svg:x1="11.983cm" svg:y1="25.614cm" svg:x2="16.676cm" svg:y2="25.614cm">
          <text:p/>
        </draw:line>
        <draw:line draw:style-name="gr1" draw:text-style-name="P3" draw:layer="layout" svg:x1="12.069cm" svg:y1="17.6cm" svg:x2="16.576cm" svg:y2="16.714cm">
          <text:p/>
        </draw:line>
        <draw:line draw:style-name="gr1" draw:text-style-name="P3" draw:layer="layout" svg:x1="12.145cm" svg:y1="17.965cm" svg:x2="16.5cm" svg:y2="19.5cm">
          <text:p/>
        </draw:line>
        <draw:frame draw:style-name="standard" draw:layer="layout" svg:width="8.255cm" svg:height="2.682cm" svg:x="16.397cm" svg:y="12.185cm">
          <table:table table:template-name="default" table:use-first-row-styles="true" table:use-banding-rows-styles="true">
            <table:table-column table:style-name="co21"/>
            <table:table-column table:style-name="co12"/>
            <table:table-row table:style-name="ro1" table:default-cell-style-name="ce1">
              <table:table-cell>
                <text:p text:style-name="P1">Name</text:p>
              </table:table-cell>
              <table:table-cell>
                <text:p text:style-name="P1">???</text:p>
              </table:table-cell>
            </table:table-row>
            <table:table-row table:style-name="ro2" table:default-cell-style-name="ce1">
              <table:table-cell>
                <text:p text:style-name="P1">Topics</text:p>
              </table:table-cell>
              <table:table-cell>
                <text:p text:style-name="P1">Optical Earth Observation</text:p>
              </table:table-cell>
            </table:table-row>
            <table:table-row table:style-name="ro10" table:default-cell-style-name="ce1">
              <table:table-cell>
                <text:p text:style-name="P1">Requiremets</text:p>
              </table:table-cell>
              <table:table-cell/>
            </table:table-row>
          </table:table>
          <draw:image xlink:href="Pictures/TablePreview13.svm" xlink:type="simple" xlink:show="embed" xlink:actuate="onLoad"/>
        </draw:frame>
        <draw:line draw:style-name="gr2" draw:text-style-name="P3" draw:layer="layout" svg:x1="13.4cm" svg:y1="13.4cm" svg:x2="16.2cm" svg:y2="13.4cm">
          <text:p text:style-name="P4">New</text:p>
        </draw:line>
        <draw:line draw:style-name="gr2" draw:text-style-name="P3" draw:layer="layout" svg:x1="13.4cm" svg:y1="22.404cm" svg:x2="16.2cm" svg:y2="22.404cm">
          <text:p text:style-name="P4">New</text:p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9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6.518cm" svg:height="7.047cm" svg:x="2.388cm" svg:y="2.397cm"/>
      <draw:page-thumbnail draw:layer="backgroundobjects" svg:width="6.518cm" svg:height="7.047cm" svg:x="2.388cm" svg:y="10.445cm"/>
      <draw:page-thumbnail draw:layer="backgroundobjects" svg:width="6.518cm" svg:height="7.047cm" svg:x="2.388cm" svg:y="18.493cm"/>
      <draw:page-thumbnail draw:layer="backgroundobjects" svg:width="6.518cm" svg:height="7.047cm" svg:x="12.683cm" svg:y="2.397cm"/>
      <draw:page-thumbnail draw:layer="backgroundobjects" svg:width="6.518cm" svg:height="7.047cm" svg:x="12.683cm" svg:y="10.445cm"/>
      <draw:page-thumbnail draw:layer="backgroundobjects" svg:width="6.518cm" svg:height="7.047cm" svg:x="12.683cm" svg:y="18.493cm"/>
    </style:handout-master>
    <style:master-page style:name="Default" style:page-layout-name="PM1" draw:style-name="Mdp1">
      <draw:frame presentation:style-name="Default-title" draw:layer="backgroundobjects" svg:width="23.309cm" svg:height="4.675cm" svg:x="1.295cm" svg:y="1.116cm" presentation:class="title" presentation:placeholder="true">
        <draw:text-box/>
      </draw:frame>
      <draw:frame presentation:style-name="Default-outline1" draw:layer="backgroundobjects" svg:width="23.309cm" svg:height="16.239cm" svg:x="1.295cm" svg:y="6.552cm" presentation:class="outline" presentation:placeholder="true">
        <draw:text-box/>
      </draw:frame>
      <draw:frame presentation:style-name="Mpr1" draw:text-style-name="MP2" draw:layer="backgroundobjects" svg:width="6.033cm" svg:height="1.931cm" svg:x="1.295cm" svg:y="25.50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209cm" svg:height="1.931cm" svg:x="8.857cm" svg:y="25.50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033cm" svg:height="1.931cm" svg:x="18.57cm" svg:y="25.50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7T15:08:23.802712518</meta:creation-date>
    <dc:date>2017-05-07T16:08:32.303600443</dc:date>
    <meta:editing-duration>PT9M3S</meta:editing-duration>
    <meta:editing-cycles>2</meta:editing-cycles>
    <meta:generator>LibreOffice/5.1.6.2$Linux_X86_64 LibreOffice_project/10m0$Build-2</meta:generator>
    <meta:document-statistic meta:object-count="45"/>
  </office:meta>
</office:document-meta>
</file>